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Schoolbook" svg:font-family="'Century School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106cm" fo:margin-bottom="0cm" fo:line-height="15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1.746cm" fo:margin-right="0cm" fo:margin-top="0.106cm" fo:margin-bottom="0cm" fo:line-height="150%" fo:text-align="start" fo:text-indent="-0.239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27cm" fo:margin-bottom="0cm" fo:line-height="15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" fo:font-size="72pt" fo:letter-spacing="-0.017cm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bfbfbf" style:text-line-through-style="none" style:text-line-through-type="none" style:text-position="0% 100%" style:font-name="Century Schoolbook" fo:font-size="22pt" fo:letter-spacing="0.00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78787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0.004cm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787878" style:text-line-through-style="none" style:text-line-through-type="none" style:text-position="0% 100%" style:font-name="Arial" fo:font-size="16.3999996185303pt" fo:letter-spacing="normal" fo:font-style="normal" style:text-underline-style="none" fo:font-weight="norm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f6f74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▪">
        <style:list-level-properties text:space-before="1.218cm" text:min-label-width="0.528cm"/>
        <style:text-properties fo:font-family="'Noto Sans Symbols'" fo:color="#78787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▪">
        <style:list-level-properties text:space-before="1.218cm" text:min-label-width="0.528cm"/>
        <style:text-properties fo:font-family="'Noto Sans Symbols'" fo:color="#78787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number text:level="5" style:num-format="">
        <style:list-level-properties text:space-before="1.218cm" text:min-label-width="0.528cm"/>
        <style:text-properties fo:color="#787878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number text:level="5" style:num-format="">
        <style:list-level-properties text:space-before="1.218cm" text:min-label-width="0.528cm"/>
        <style:text-properties fo:color="#787878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▪">
        <style:list-level-properties text:space-before="1.218cm" text:min-label-width="0.528cm"/>
        <style:text-properties fo:font-family="'Noto Sans Symbols'" fo:color="#787878" fo:font-size="100%"/>
      </text:list-level-style-bullet>
      <text:list-level-style-bullet text:level="6" text:bullet-char="•">
        <style:list-level-properties text:space-before="2.488cm" text:min-label-width="0.528cm"/>
        <style:text-properties style:font-name="Aria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number text:level="5" style:num-format="">
        <style:list-level-properties text:space-before="1.218cm" text:min-label-width="0.528cm"/>
        <style:text-properties fo:color="#787878" fo:font-size="100%"/>
      </text:list-level-style-number>
      <text:list-level-style-bullet text:level="6" text:bullet-char="•">
        <style:list-level-properties text:space-before="2.488cm" text:min-label-width="0.528cm"/>
        <style:text-properties style:font-name="Aria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MMS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>Media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zioni principali" draw:style-name="dp1" draw:master-page-name="Title_20_and_20_Content" presentation:presentation-page-layout-name="AL2T11">
        <draw:frame draw:name="Title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Main functionalities</text:span></text:p>
          </draw:text-box>
        </draw:frame>
        <draw:frame draw:name="Content Placeholder 2" presentation:style-name="pr5" draw:text-style-name="P10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Contents ingestion</text:span></text:p>
                              </text:list-item>
                              <text:list-item>
                                <text:p text:style-name="P8"><text:span text:style-name="T4">Asset management</text:span></text:p>
                              </text:list-item>
                              <text:list-item>
                                <text:p text:style-name="P8"><text:span text:style-name="T4">Content Editing/processing</text:span></text:p>
                              </text:list-item>
                              <text:list-item>
                                <text:p text:style-name="P8"><text:span text:style-name="T4">Workflow management</text:span></text:p>
                              </text:list-item>
                              <text:list-item>
                                <text:p text:style-name="P8"><text:span text:style-name="T4">Transcoding engine</text:span></text:p>
                              </text:list-item>
                              <text:list-item>
                                <text:p text:style-name="P8"><text:span text:style-name="T4">Multiple interfac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gest dei Contenuti" draw:style-name="dp1" draw:master-page-name="Title_20_and_20_Content" presentation:presentation-page-layout-name="AL2T11">
        <draw:frame draw:name="Title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Contents ingestion</text:span></text:p>
          </draw:text-box>
        </draw:frame>
        <draw:frame draw:name="Content Placeholder 2" presentation:style-name="pr7" draw:text-style-name="P10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">Live Stream Cloud Ingest (UDP, RTP, SRT, HTTP HLS, etc)</text:span></text:p>
                              </text:list-item>
                              <text:list-item>
                                <text:p text:style-name="P8"><text:span text:style-name="T6">Direct HD SDI Ingest (to be tested)</text:span></text:p>
                              </text:list-item>
                              <text:list-item>
                                <text:p text:style-name="P8"><text:span text:style-name="T6">H264, H265, …</text:span></text:p>
                              </text:list-item>
                              <text:list-item>
                                <text:p text:style-name="P8"><text:span text:style-name="T6">Format agnostic</text:span></text:p>
                              </text:list-item>
                              <text:list-item>
                                <text:p text:style-name="P8"><text:span text:style-name="T6">Multi resolution ingest </text:span></text:p>
                              </text:list-item>
                              <text:list-item>
                                <text:p text:style-name="P8"><text:span text:style-name="T6">Scalability Live-VOD: unlimited (depend on HW)</text:span></text:p>
                              </text:list-item>
                              <text:list-item>
                                <text:p text:style-name="P8"><text:span text:style-name="T6">Live Recording redundant</text:span></text:p>
                              </text:list-item>
                              <text:list-item>
                                <text:p text:style-name="P8"><text:span text:style-name="T6">Live Recorder Virtual VO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6">Availability of the contents for Editing/Export/Publishing 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zioni di Editing/processing" draw:style-name="dp1" draw:master-page-name="Title_20_and_20_Content" presentation:presentation-page-layout-name="AL2T11">
        <draw:frame draw:name="Title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Content Editing/processing</text:span></text:p>
          </draw:text-box>
        </draw:frame>
        <draw:frame draw:name="Content Placeholder 2" presentation:style-name="pr7" draw:text-style-name="P10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">Cut and Concat (Frame Accurate)</text:span></text:p>
                              </text:list-item>
                              <text:list-item>
                                <text:p text:style-name="P8"><text:span text:style-name="T6">Face detection (ex: thumbnails generation) and learning</text:span></text:p>
                              </text:list-item>
                              <text:list-item>
                                <text:p text:style-name="P8"><text:span text:style-name="T6">Face recognition</text:span></text:p>
                              </text:list-item>
                              <text:list-item>
                                <text:p text:style-name="P8"><text:span text:style-name="T6">Audio extraction/Processing</text:span></text:p>
                              </text:list-item>
                              <text:list-item>
                                <text:p text:style-name="P8"><text:span text:style-name="T6">Slow Down (Video speed reduced)</text:span></text:p>
                              </text:list-item>
                              <text:list-item>
                                <text:p text:style-name="P8"><text:span text:style-name="T6">Picture in Picture</text:span></text:p>
                              </text:list-item>
                              <text:list-item>
                                <text:p text:style-name="P8"><text:span text:style-name="T6">… </text:span><text:span text:style-name="T6">any functionalities implemented by ffmpeg, opencv, ImageMagic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6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kflow management" draw:style-name="dp1" draw:master-page-name="Title_20_and_20_Content" presentation:presentation-page-layout-name="AL2T11">
        <draw:frame draw:name="Title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Workflow management</text:span></text:p>
          </draw:text-box>
        </draw:frame>
        <draw:frame draw:name="Content Placeholder 2" presentation:style-name="pr7" draw:text-style-name="P10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">Workflow defined by the user</text:span></text:p>
                              </text:list-item>
                              <text:list-item>
                                <text:p text:style-name="P8"><text:span text:style-name="T6">Task library available and extendable</text:span></text:p>
                              </text:list-item>
                              <text:list-item>
                                <text:p text:style-name="P8"><text:span text:style-name="T6">Parallel execution of Esecuzione Workflows (depend on HW)</text:span></text:p>
                              </text:list-item>
                              <text:list-item>
                                <text:p text:style-name="P8"><text:span text:style-name="T6">Task management asynchronous and redundant</text:span></text:p>
                              </text:list-item>
                              <text:list-item>
                                <text:p text:style-name="P8"><text:span text:style-name="T6">Creation of Workflow by REST-API (for SW integration)</text:span></text:p>
                              </text:list-item>
                              <text:list-item>
                                <text:p text:style-name="P8"><text:span text:style-name="T6">Creation of Workflow by Web Interface (for users and administrator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6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coding engine" draw:style-name="dp1" draw:master-page-name="Title_20_and_20_Content" presentation:presentation-page-layout-name="AL2T11">
        <draw:frame draw:name="Title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Transcoding engine</text:span></text:p>
          </draw:text-box>
        </draw:frame>
        <draw:frame draw:name="Content Placeholder 2" presentation:style-name="pr7" draw:text-style-name="P10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">Independent by the Transcoder: it is possible to have integration with third party Transcod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6">Native FFMPEG </text:span></text:p>
                                  </text:list-item>
                                  <text:list-item>
                                    <text:p text:style-name="P12"><text:span text:style-name="T6">Telestream Vantage (via API)</text:span></text:p>
                                  </text:list-item>
                                </text:list>
                              </text:list-item>
                              <text:list-item>
                                <text:p text:style-name="P8"><text:span text:style-name="T6">H264/H265/… Input/Output </text:span></text:p>
                              </text:list-item>
                              <text:list-item>
                                <text:p text:style-name="P8"><text:span text:style-name="T6">Multi Output simultaneous (dependend on what it is defined by the Workflow)</text:span></text:p>
                              </text:list-item>
                              <text:list-item>
                                <text:p text:style-name="P8"><text:span text:style-name="T6">Optimization of the load of the transcoders</text:span></text:p>
                              </text:list-item>
                              <text:list-item>
                                <text:p text:style-name="P8"><text:span text:style-name="T6">Management of array of transcoders</text:span></text:p>
                              </text:list-item>
                              <text:list-item>
                                <text:p text:style-name="P8"><text:span text:style-name="T6">Management of priorities and loa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ce multiple" draw:style-name="dp1" draw:master-page-name="Title_20_and_20_Content" presentation:presentation-page-layout-name="AL2T11">
        <draw:frame draw:name="Title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Multiple interfaces</text:span></text:p>
          </draw:text-box>
        </draw:frame>
        <draw:frame draw:name="Content Placeholder 2" presentation:style-name="pr7" draw:text-style-name="P10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">REST API (integration of any function)</text:span></text:p>
                              </text:list-item>
                              <text:list-item>
                                <text:p text:style-name="P8"><text:span text:style-name="T6">Java MMS REST API Library</text:span></text:p>
                              </text:list-item>
                              <text:list-item>
                                <text:p text:style-name="P8"><text:span text:style-name="T6">Java MMS Workflow Library</text:span></text:p>
                              </text:list-item>
                              <text:list-item>
                                <text:p text:style-name="P8"><text:span text:style-name="T6">Secure Content delivery (token, TTL, max retries)</text:span></text:p>
                              </text:list-item>
                              <text:list-item>
                                <text:p text:style-name="P8"><text:span text:style-name="T6">Users’ rights management (full Active Directory integration)</text:span></text:p>
                              </text:list-item>
                              <text:list-item>
                                <text:p text:style-name="P8"><text:span text:style-name="T6">Management of MMS through Web Interfac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6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Schoolbook" svg:font-family="'Century School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9cm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font-size="72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2" style:family="paragraph">
      <loext:graphic-properties draw:fill="solid" draw:fill-color="#6f6f74"/>
      <style:paragraph-properties fo:text-align="start"/>
      <style:text-properties fo:font-size="18pt"/>
    </style:style>
    <style:style style:name="MP13" style:family="paragraph">
      <loext:graphic-properties draw:fill="solid" draw:fill-color="#343437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font-size="18pt" fo:hyphenate="false"/>
    </style:style>
    <style:style style:name="MP17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entury Schoolbook" fo:font-size="72pt" fo:letter-spacing="-0.017cm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Century Schoolbook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a6a6a6" style:text-line-through-style="none" style:text-line-through-type="none" style:text-position="0% 100%" style:font-name="Century Schoolboo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-0.017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0.004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Century School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Century School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d9d9db" style:text-line-through-style="none" style:text-line-through-type="none" style:text-position="0% 100%" style:font-name="Century Schoolbook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font-variant="normal" fo:text-transform="none" fo:color="#8e8e94" style:text-line-through-style="none" style:text-line-through-type="none" style:text-position="0% 100%" style:font-name="Century Schoolboo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5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5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5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5" text:bullet-char="">
        <style:list-level-properties text:space-before="3.049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d9d9d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8e8e9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.539cm" svg:height="19.049cm" svg:x="31.36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2"><text:date style:data-style-name="D1" text:date-value="2020-05-12">12/05/20</text:date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custom-shape draw:name="Rectangle 6" draw:style-name="Mgr4" draw:text-style-name="MP12" draw:layer="backgroundobjects" svg:width="1.26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5" draw:layer="backgroundobjects" svg:width="26.923cm" svg:height="3.681cm" svg:x="3.505cm" svg:y="1.016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7" draw:text-style-name="MP18" draw:layer="backgroundobjects" svg:width="23.875cm" svg:height="12.086cm" svg:x="3.505cm" svg:y="5.08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8"><text:date style:data-style-name="D1" text:date-value="2020-05-12">12/05/20</text:date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MS</dc:title>
    <meta:initial-creator>Catrambone, Giuliano (RSI)</meta:initial-creator>
    <meta:editing-cycles>3</meta:editing-cycles>
    <meta:creation-date>2019-10-10T14:24:55</meta:creation-date>
    <dc:date>2020-05-12T12:38:12.537937525</dc:date>
    <meta:editing-duration>PT3M49S</meta:editing-duration>
    <meta:generator>LibreOffice/6.0.7.3$Linux_X86_64 LibreOffice_project/00m0$Build-3</meta:generator>
    <meta:document-statistic meta:object-count="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3457515[[fn=View]]" xlink:href=""/>
  </office:meta>
</office:document-meta>
</file>